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>
      <style:text-properties fo:font-style="italic" style:font-style-asian="italic" style:font-style-complex="italic"/>
    </style:style>
    <style:style style:name="T15_22" style:family="text">
      <style:text-properties fo:font-style="italic" style:font-style-asian="italic" style:font-style-complex="italic"/>
    </style:style>
    <style:style style:name="T15_23" style:family="text">
      <style:text-properties fo:font-style="italic" style:font-style-asian="italic" style:font-style-complex="italic"/>
    </style:style>
    <style:style style:name="T15_24" style:family="text">
      <style:text-properties fo:font-style="italic" style:font-style-asian="italic" style:font-style-complex="italic"/>
    </style:style>
    <style:style style:name="T15_25" style:family="text">
      <style:text-properties fo:font-style="italic" style:font-style-asian="italic" style:font-style-complex="italic"/>
    </style:style>
    <style:style style:name="T15_26" style:family="text">
      <style:text-properties fo:font-style="italic" style:font-style-asian="italic" style:font-style-complex="italic"/>
    </style:style>
    <style:style style:name="T15_27" style:family="text">
      <style:text-properties fo:font-style="italic" style:font-style-asian="italic" style:font-style-complex="italic"/>
    </style:style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>
      <style:text-properties fo:font-style="italic" style:font-style-asian="italic" style:font-style-complex="italic"/>
    </style:style>
    <style:style style:name="T19_44" style:family="text">
      <style:text-properties fo:font-style="italic" style:font-style-asian="italic" style:font-style-complex="italic"/>
    </style:style>
    <style:style style:name="T19_45" style:family="text">
      <style:text-properties fo:font-style="italic" style:font-style-asian="italic" style:font-style-complex="italic"/>
    </style:style>
    <style:style style:name="T19_46" style:family="text">
      <style:text-properties fo:font-style="italic" style:font-style-asian="italic" style:font-style-complex="italic"/>
    </style:style>
    <style:style style:name="T19_47" style:family="text">
      <style:text-properties fo:font-style="italic" style:font-style-asian="italic" style:font-style-complex="italic"/>
    </style:style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elieton</text:span><text:span text:style-name="T1_2"><text:s/>13</text:span></text:p>
      <text:p text:style-name="P2"><text:span text:style-name="T2_1">Obrazek</text:span><text:span text:style-name="T2_2">:<text:s/></text:span><text:span text:style-name="T2_3"><text:a xlink:type="simple" xlink:href="http://sta.sh/01epuoqrcsl8"><text:span text:style-name="T2_4">http</text:span></text:a></text:span><text:span text:style-name="T2_5"><text:a xlink:type="simple" xlink:href="http://sta.sh/01epuoqrcsl8"><text:span text:style-name="T2_6">://</text:span></text:a></text:span><text:span text:style-name="T2_7"><text:a xlink:type="simple" xlink:href="http://sta.sh/01epuoqrcsl8"><text:span text:style-name="T2_8">sta</text:span></text:a></text:span><text:span text:style-name="T2_9"><text:a xlink:type="simple" xlink:href="http://sta.sh/01epuoqrcsl8"><text:span text:style-name="T2_10">.</text:span></text:a></text:span><text:span text:style-name="T2_11"><text:a xlink:type="simple" xlink:href="http://sta.sh/01epuoqrcsl8"><text:span text:style-name="T2_12">sh</text:span></text:a></text:span><text:span text:style-name="T2_13"><text:a xlink:type="simple" xlink:href="http://sta.sh/01epuoqrcsl8"><text:span text:style-name="T2_14">/01</text:span></text:a></text:span><text:span text:style-name="T2_15"><text:a xlink:type="simple" xlink:href="http://sta.sh/01epuoqrcsl8"><text:span text:style-name="T2_16">epuoqrcsl</text:span></text:a></text:span><text:span text:style-name="T2_17"><text:a xlink:type="simple" xlink:href="http://sta.sh/01epuoqrcsl8"><text:span text:style-name="T2_18">8</text:span></text:a></text:span></text:p>
      <text:p text:style-name="P3"><text:span text:style-name="T3_1">Pamiętnik</text:span><text:span text:style-name="T3_2"><text:s/></text:span><text:span text:style-name="T3_3">Oficera</text:span><text:span text:style-name="T3_4"><text:s/></text:span><text:span text:style-name="T3_5">Maremachtu</text:span><text:span text:style-name="T3_6"><text:s/>13</text:span></text:p>
      <text:p text:style-name="P4"><text:span text:style-name="T4_1"><office:annotation><dc:creator/><text:p text:style-name="P5"><text:span text:style-name="T5_1">http</text:span><text:span text:style-name="T5_2">://</text:span><text:span text:style-name="T5_3">doublewbrothers</text:span><text:span text:style-name="T5_4">.</text:span><text:span text:style-name="T5_5">deviantart</text:span><text:span text:style-name="T5_6">.</text:span><text:span text:style-name="T5_7">com</text:span><text:span text:style-name="T5_8">/</text:span><text:span text:style-name="T5_9">art</text:span><text:span text:style-name="T5_10">/</text:span><text:span text:style-name="T5_11">Vinyl</text:span><text:span text:style-name="T5_12">-</text:span><text:span text:style-name="T5_13">Scratch</text:span><text:span text:style-name="T5_14">-</text:span><text:span text:style-name="T5_15">and</text:span><text:span text:style-name="T5_16">-</text:span><text:span text:style-name="T5_17">Octavia</text:span><text:span text:style-name="T5_18">-</text:span><text:span text:style-name="T5_19">Simulator</text:span><text:span text:style-name="T5_20">-524187732</text:span></text:p><text:p text:style-name="P6"/><text:p text:style-name="P7"><text:span text:style-name="T7_1">Wybacz</text:span><text:span text:style-name="T7_2">,<text:s/></text:span><text:span text:style-name="T7_3">nie</text:span><text:span text:style-name="T7_4"><text:s/></text:span><text:span text:style-name="T7_5">umiałem</text:span><text:span text:style-name="T7_6"><text:s/></text:span><text:span text:style-name="T7_7">się</text:span><text:span text:style-name="T7_8"><text:s/></text:span><text:span text:style-name="T7_9">powstrzymać</text:span><text:span text:style-name="T7_10">.</text:span></text:p></office:annotation></text:span><text:span text:style-name="T7_11"><office:annotation><dc:creator/><text:p text:style-name="P8"><text:span text:style-name="T8_1">:</text:span><text:span text:style-name="T8_2">D</text:span></text:p></office:annotation></text:span><text:span text:style-name="T8_3">Elementy</text:span><text:span text:style-name="T8_4"><text:s/></text:span><text:span text:style-name="T8_5">lesbijstwa</text:span><text:span text:style-name="T8_6">?</text:span></text:p>
      <text:p text:style-name="P9"><text:span text:style-name="T9_1"><text:s/></text:span></text:p>
      <text:p text:style-name="P10"><text:span text:style-name="T10_1"><text:s/></text:span></text:p>
      <text:p text:style-name="P11"><text:span text:style-name="T11_1">Oto</text:span><text:span text:style-name="T11_2"><text:s/></text:span><text:span text:style-name="T11_3">link</text:span><text:span text:style-name="T11_4"><text:s/></text:span><text:span text:style-name="T11_5">do</text:span><text:span text:style-name="T11_6"><text:s/></text:span><text:span text:style-name="T11_7">fragmentu</text:span><text:span text:style-name="T11_8">,<text:s/></text:span><text:span text:style-name="T11_9">o</text:span><text:span text:style-name="T11_10"><text:s/></text:span><text:span text:style-name="T11_11">którym</text:span><text:span text:style-name="T11_12"><text:s/></text:span><text:span text:style-name="T11_13">piszę</text:span><text:span text:style-name="T11_14">:</text:span></text:p>
      <text:p text:style-name="P12"><text:span text:style-name="T12_1"><text:a xlink:type="simple" xlink:href="http://sta.sh/0256y5wmbgbq"><text:span text:style-name="T12_2">http</text:span></text:a></text:span><text:span text:style-name="T12_3"><text:a xlink:type="simple" xlink:href="http://sta.sh/0256y5wmbgbq"><text:span text:style-name="T12_4">://</text:span></text:a></text:span><text:span text:style-name="T12_5"><text:a xlink:type="simple" xlink:href="http://sta.sh/0256y5wmbgbq"><text:span text:style-name="T12_6">sta</text:span></text:a></text:span><text:span text:style-name="T12_7"><text:a xlink:type="simple" xlink:href="http://sta.sh/0256y5wmbgbq"><text:span text:style-name="T12_8">.</text:span></text:a></text:span><text:span text:style-name="T12_9"><text:a xlink:type="simple" xlink:href="http://sta.sh/0256y5wmbgbq"><text:span text:style-name="T12_10">sh</text:span></text:a></text:span><text:span text:style-name="T12_11"><text:a xlink:type="simple" xlink:href="http://sta.sh/0256y5wmbgbq"><text:span text:style-name="T12_12">/0256</text:span></text:a></text:span><text:span text:style-name="T12_13"><text:a xlink:type="simple" xlink:href="http://sta.sh/0256y5wmbgbq"><text:span text:style-name="T12_14">y</text:span></text:a></text:span><text:span text:style-name="T12_15"><text:a xlink:type="simple" xlink:href="http://sta.sh/0256y5wmbgbq"><text:span text:style-name="T12_16">5</text:span></text:a></text:span><text:span text:style-name="T12_17"><text:a xlink:type="simple" xlink:href="http://sta.sh/0256y5wmbgbq"><text:span text:style-name="T12_18">wmbgbq</text:span></text:a></text:span></text:p>
      <text:p text:style-name="P13"><text:span text:style-name="T13_1"><text:s/></text:span></text:p>
      <text:p text:style-name="P14"><text:span text:style-name="T14_1"><text:s/></text:span></text:p>
      <text:p text:style-name="P15"><text:span text:style-name="T15_1">Na</text:span><text:span text:style-name="T15_2"><text:s/></text:span><text:span text:style-name="T15_3">pewno</text:span><text:span text:style-name="T15_4"><text:s/></text:span><text:span text:style-name="T15_5">pamiętacie</text:span><text:span text:style-name="T15_6"><text:s/></text:span><text:span text:style-name="T15_7">aferę</text:span><text:span text:style-name="T15_8"><text:s/></text:span><text:span text:style-name="T15_9">sprzed</text:span><text:span text:style-name="T15_10"><text:s/>3<text:s/></text:span><text:span text:style-name="T15_11">lat</text:span><text:span text:style-name="T15_12">,<text:s/></text:span><text:span text:style-name="T15_13">kiedy</text:span><text:span text:style-name="T15_14"><text:s/></text:span><text:span text:style-name="T15_15">to</text:span><text:span text:style-name="T15_16"><text:s/></text:span><text:span text:style-name="T15_17">w</text:span><text:span text:style-name="T15_18"><text:s/></text:span><text:span text:style-name="T15_19">odcinku</text:span><text:span text:style-name="T15_20"><text:s/></text:span><text:span text:style-name="T15_21">Lesson</text:span><text:span text:style-name="T15_22"><text:s/></text:span><text:span text:style-name="T15_23">Zero</text:span><text:span text:style-name="T15_24">/</text:span><text:span text:style-name="T15_25">Lekcja</text:span><text:span text:style-name="T15_26"><text:s/></text:span><text:span text:style-name="T15_27">Zerowa</text:span><text:span text:style-name="T15_28"><text:s/></text:span><text:span text:style-name="T15_29">mieliśmy</text:span><text:span text:style-name="T15_30"><text:s/></text:span><text:span text:style-name="T15_31">trwającą</text:span><text:span text:style-name="T15_32"><text:s/></text:span><text:span text:style-name="T15_33">ułamek</text:span><text:span text:style-name="T15_34"><text:s/></text:span><text:span text:style-name="T15_35">sekundy</text:span><text:span text:style-name="T15_36"><text:s/></text:span><text:span text:style-name="T15_37">scenę</text:span><text:span text:style-name="T15_38">,<text:s/></text:span><text:span text:style-name="T15_39">w</text:span><text:span text:style-name="T15_40"><text:s/></text:span><text:span text:style-name="T15_41">której</text:span><text:span text:style-name="T15_42"><text:s/></text:span><text:span text:style-name="T15_43">Derpy</text:span><text:span text:style-name="T15_44"><text:s/></text:span><text:span text:style-name="T15_45">całuje</text:span><text:span text:style-name="T15_46"><text:s/></text:span><text:span text:style-name="T15_47">Panią</text:span><text:span text:style-name="T15_48"><text:s/></text:span><text:span text:style-name="T15_49">Burmistrz</text:span><text:span text:style-name="T15_50">.<text:s/></text:span><text:span text:style-name="T15_51">Ujęcie</text:span><text:span text:style-name="T15_52"><text:s/></text:span><text:span text:style-name="T15_53">jest</text:span><text:span text:style-name="T15_54"><text:s/></text:span><text:span text:style-name="T15_55">wyjątkowo</text:span><text:span text:style-name="T15_56"><text:s/></text:span><text:span text:style-name="T15_57">krótkie</text:span><text:span text:style-name="T15_58">,<text:s/></text:span><text:span text:style-name="T15_59">wręcz</text:span><text:span text:style-name="T15_60"><text:s/></text:span><text:span text:style-name="T15_61">niezauważalne</text:span><text:span text:style-name="T15_62"><text:s/></text:span><text:span text:style-name="T15_63">przy</text:span><text:span text:style-name="T15_64"><text:s/></text:span><text:span text:style-name="T15_65">gorszej</text:span><text:span text:style-name="T15_66"><text:s/></text:span><text:span text:style-name="T15_67">jakości</text:span><text:span text:style-name="T15_68"><text:s/></text:span><text:span text:style-name="T15_69">nagraniach</text:span><text:span text:style-name="T15_70">.<text:s/></text:span><text:span text:style-name="T15_71">Tam</text:span><text:span text:style-name="T15_72"><text:s/></text:span><text:span text:style-name="T15_73">po</text:span><text:span text:style-name="T15_74"><text:s/></text:span><text:span text:style-name="T15_75">prostu</text:span><text:span text:style-name="T15_76"><text:s/></text:span><text:span text:style-name="T15_77">sprawia</text:span><text:span text:style-name="T15_78"><text:s/></text:span><text:span text:style-name="T15_79">wrażenie</text:span><text:span text:style-name="T15_80"><text:s/></text:span><text:span text:style-name="T15_81">wyciętej</text:span><text:span text:style-name="T15_82"><text:s/></text:span><text:span text:style-name="T15_83">klatki</text:span><text:span text:style-name="T15_84">.</text:span></text:p>
      <text:p text:style-name="P16"><text:span text:style-name="T16_1">Takich</text:span><text:span text:style-name="T16_2"><text:s/></text:span><text:span text:style-name="T16_3">incydentów</text:span><text:span text:style-name="T16_4"><text:s/></text:span><text:span text:style-name="T16_5">jest</text:span><text:span text:style-name="T16_6"><text:s/></text:span><text:span text:style-name="T16_7">w</text:span><text:span text:style-name="T16_8"><text:s/></text:span><text:span text:style-name="T16_9">kucykach</text:span><text:span text:style-name="T16_10"><text:s/></text:span><text:span text:style-name="T16_11">więcej</text:span><text:span text:style-name="T16_12"><text:s/></text:span><text:span text:style-name="T16_13">i</text:span><text:span text:style-name="T16_14"><text:s/></text:span><text:span text:style-name="T16_15">warto</text:span><text:span text:style-name="T16_16"><text:s/></text:span><text:span text:style-name="T16_17">sobie</text:span><text:span text:style-name="T16_18"><text:s/></text:span><text:span text:style-name="T16_19">zadać</text:span><text:span text:style-name="T16_20"><text:s/></text:span><text:span text:style-name="T16_21">pytanie</text:span><text:span text:style-name="T16_22">,<text:s/></text:span><text:span text:style-name="T16_23">dlaczego</text:span><text:span text:style-name="T16_24"><text:s/></text:span><text:span text:style-name="T16_25">twórcy</text:span><text:span text:style-name="T16_26"><text:s/></text:span><text:span text:style-name="T16_27">je</text:span><text:span text:style-name="T16_28"><text:s/></text:span><text:span text:style-name="T16_29">przemycają</text:span><text:span text:style-name="T16_30">.<text:s/></text:span><text:span text:style-name="T16_31">Z</text:span><text:span text:style-name="T16_32"><text:s/></text:span><text:span text:style-name="T16_33">jednej</text:span><text:span text:style-name="T16_34"><text:s/></text:span><text:span text:style-name="T16_35">strony</text:span><text:span text:style-name="T16_36"><text:s/></text:span><text:span text:style-name="T16_37">robią</text:span><text:span text:style-name="T16_38"><text:s/></text:span><text:span text:style-name="T16_39">to</text:span><text:span text:style-name="T16_40"><text:s/></text:span><text:span text:style-name="T16_41">tak</text:span><text:span text:style-name="T16_42">,<text:s/></text:span><text:span text:style-name="T16_43">że</text:span><text:span text:style-name="T16_44"><text:s/></text:span><text:span text:style-name="T16_45">oficjalnie</text:span><text:span text:style-name="T16_46"><text:s/>„</text:span><text:span text:style-name="T16_47">nikt</text:span><text:span text:style-name="T16_48"><text:s/></text:span><text:span text:style-name="T16_49">niczego</text:span><text:span text:style-name="T16_50"><text:s/></text:span><text:span text:style-name="T16_51">nie</text:span><text:span text:style-name="T16_52"><text:s/></text:span><text:span text:style-name="T16_53">widział</text:span><text:span text:style-name="T16_54">”,<text:s/></text:span><text:span text:style-name="T16_55">jednak</text:span><text:span text:style-name="T16_56"><text:s/></text:span><text:span text:style-name="T16_57">wystarczy</text:span><text:span text:style-name="T16_58"><text:s/></text:span><text:span text:style-name="T16_59">odrobina</text:span><text:span text:style-name="T16_60"><text:s/></text:span><text:span text:style-name="T16_61">dociekliwości</text:span><text:span text:style-name="T16_62">,<text:s/></text:span><text:span text:style-name="T16_63">aby</text:span><text:span text:style-name="T16_64"><text:s/></text:span><text:span text:style-name="T16_65">znaleźć</text:span><text:span text:style-name="T16_66"><text:s/></text:span><text:span text:style-name="T16_67">owe</text:span><text:span text:style-name="T16_68"><text:s/></text:span><text:span text:style-name="T16_69">podteksty</text:span><text:span text:style-name="T16_70">.<text:s/></text:span><text:span text:style-name="T16_71">To</text:span><text:span text:style-name="T16_72"><text:s/></text:span><text:span text:style-name="T16_73">trochę</text:span><text:span text:style-name="T16_74"><text:s/></text:span><text:span text:style-name="T16_75">jak</text:span><text:span text:style-name="T16_76"><text:s/></text:span><text:span text:style-name="T16_77">z</text:span><text:span text:style-name="T16_78"><text:s/></text:span><text:span text:style-name="T16_79">konspiracyjną</text:span><text:span text:style-name="T16_80"><text:s/></text:span><text:span text:style-name="T16_81">poezją</text:span><text:span text:style-name="T16_82">:<text:s/></text:span><text:span text:style-name="T16_83">cenzura</text:span><text:span text:style-name="T16_84"><text:s/></text:span><text:span text:style-name="T16_85">ją</text:span><text:span text:style-name="T16_86"><text:s/></text:span><text:span text:style-name="T16_87">przepuszcza</text:span><text:span text:style-name="T16_88">,<text:s/></text:span><text:span text:style-name="T16_89">ale</text:span><text:span text:style-name="T16_90"><text:s/></text:span><text:span text:style-name="T16_91">i</text:span><text:span text:style-name="T16_92"><text:s/></text:span><text:span text:style-name="T16_93">tak</text:span><text:span text:style-name="T16_94"><text:s/></text:span><text:span text:style-name="T16_95">z</text:span><text:span text:style-name="T16_96"><text:s/></text:span><text:span text:style-name="T16_97">daleka</text:span><text:span text:style-name="T16_98"><text:s/></text:span><text:span text:style-name="T16_99">śmierdzi</text:span><text:span text:style-name="T16_100"><text:s/></text:span><text:span text:style-name="T16_101">ona</text:span><text:span text:style-name="T16_102"><text:s/></text:span><text:span text:style-name="T16_103">opozycją</text:span><text:span text:style-name="T16_104">.</text:span></text:p>
      <text:p text:style-name="P17"><text:span text:style-name="T17_1">Abstrahuję</text:span><text:span text:style-name="T17_2">,<text:s/></text:span><text:span text:style-name="T17_3">że</text:span><text:span text:style-name="T17_4"><text:s/></text:span><text:span text:style-name="T17_5">trzy</text:span><text:span text:style-name="T17_6"><text:s/></text:span><text:span text:style-name="T17_7">lata</text:span><text:span text:style-name="T17_8"><text:s/></text:span><text:span text:style-name="T17_9">temu</text:span><text:span text:style-name="T17_10">,<text:s/></text:span><text:span text:style-name="T17_11">pomimo</text:span><text:span text:style-name="T17_12"><text:s/></text:span><text:span text:style-name="T17_13">burzy</text:span><text:span text:style-name="T17_14"><text:s/></text:span><text:span text:style-name="T17_15">w</text:span><text:span text:style-name="T17_16"><text:s/></text:span><text:span text:style-name="T17_17">amerykańskich</text:span><text:span text:style-name="T17_18">,<text:s/></text:span><text:span text:style-name="T17_19">australijskich</text:span><text:span text:style-name="T17_20"><text:s/></text:span><text:span text:style-name="T17_21">i</text:span><text:span text:style-name="T17_22"><text:s/></text:span><text:span text:style-name="T17_23">niemieckich</text:span><text:span text:style-name="T17_24"><text:s/></text:span><text:span text:style-name="T17_25">mediach</text:span><text:span text:style-name="T17_26">,<text:s/></text:span><text:span text:style-name="T17_27">Hub</text:span><text:span text:style-name="T17_28"><text:s/></text:span><text:span text:style-name="T17_29">zupełnie</text:span><text:span text:style-name="T17_30"><text:s/></text:span><text:span text:style-name="T17_31">się</text:span><text:span text:style-name="T17_32"><text:s/></text:span><text:span text:style-name="T17_33">nie</text:span><text:span text:style-name="T17_34"><text:s/></text:span><text:span text:style-name="T17_35">przejął</text:span><text:span text:style-name="T17_36"><text:s/></text:span><text:span text:style-name="T17_37">sprzeciwem</text:span><text:span text:style-name="T17_38"><text:s/></text:span><text:span text:style-name="T17_39">matek</text:span><text:span text:style-name="T17_40"><text:s/></text:span><text:span text:style-name="T17_41">dziewczynek</text:span><text:span text:style-name="T17_42">.<text:s/></text:span><text:span text:style-name="T17_43">Co</text:span><text:span text:style-name="T17_44"><text:s/></text:span><text:span text:style-name="T17_45">ciekawe</text:span><text:span text:style-name="T17_46">,<text:s/></text:span><text:span text:style-name="T17_47">dużo</text:span><text:span text:style-name="T17_48"><text:s/></text:span><text:span text:style-name="T17_49">bardziej</text:span><text:span text:style-name="T17_50"><text:s/></text:span><text:span text:style-name="T17_51">brzemienny</text:span><text:span text:style-name="T17_52"><text:s/></text:span><text:span text:style-name="T17_53">był</text:span><text:span text:style-name="T17_54"><text:s/></text:span><text:span text:style-name="T17_55">słynny</text:span><text:span text:style-name="T17_56"><text:s/></text:span><text:span text:style-name="T17_57">protest</text:span><text:span text:style-name="T17_58"><text:s/></text:span><text:span text:style-name="T17_59">wobec</text:span><text:span text:style-name="T17_60"><text:s/></text:span><text:span text:style-name="T17_61">Derpy</text:span><text:span text:style-name="T17_62">.<text:s/></text:span><text:span text:style-name="T17_63">Tutaj</text:span><text:span text:style-name="T17_64"><text:s/></text:span><text:span text:style-name="T17_65">też</text:span><text:span text:style-name="T17_66"><text:s/></text:span><text:span text:style-name="T17_67">pamiętacie</text:span><text:span text:style-name="T17_68"><text:s/></text:span><text:span text:style-name="T17_69">akcję</text:span><text:span text:style-name="T17_70"><text:s/>„</text:span><text:span text:style-name="T17_71">Save</text:span><text:span text:style-name="T17_72"><text:s/></text:span><text:span text:style-name="T17_73">the</text:span><text:span text:style-name="T17_74"><text:s/></text:span><text:span text:style-name="T17_75">Derpy</text:span><text:span text:style-name="T17_76">”.</text:span></text:p>
      <text:p text:style-name="P18"><text:span text:style-name="T18_1">Ale</text:span><text:span text:style-name="T18_2">…<text:s/></text:span><text:span text:style-name="T18_3">po</text:span><text:span text:style-name="T18_4"><text:s/></text:span><text:span text:style-name="T18_5">co</text:span><text:span text:style-name="T18_6"><text:s/></text:span><text:span text:style-name="T18_7">twórcy</text:span><text:span text:style-name="T18_8"><text:s/></text:span><text:span text:style-name="T18_9">w</text:span><text:span text:style-name="T18_10"><text:s/></text:span><text:span text:style-name="T18_11">ogóle</text:span><text:span text:style-name="T18_12"><text:s/></text:span><text:span text:style-name="T18_13">to</text:span><text:span text:style-name="T18_14"><text:s/></text:span><text:span text:style-name="T18_15">robią</text:span><text:span text:style-name="T18_16">?<text:s/></text:span><text:span text:style-name="T18_17">Rozumiem</text:span><text:span text:style-name="T18_18">,<text:s/></text:span><text:span text:style-name="T18_19">że</text:span><text:span text:style-name="T18_20"><text:s/></text:span><text:span text:style-name="T18_21">raz</text:span><text:span text:style-name="T18_22"><text:s/></text:span><text:span text:style-name="T18_23">było</text:span><text:span text:style-name="T18_24"><text:s/></text:span><text:span text:style-name="T18_25">śmiesznie</text:span><text:span text:style-name="T18_26">.<text:s/></text:span><text:span text:style-name="T18_27">Ale</text:span><text:span text:style-name="T18_28"><text:s/></text:span><text:span text:style-name="T18_29">więcej</text:span><text:span text:style-name="T18_30">?</text:span></text:p>
      <text:p text:style-name="P19"><text:span text:style-name="T19_1">Rozumiem</text:span><text:span text:style-name="T19_2">,<text:s/></text:span><text:span text:style-name="T19_3">że</text:span><text:span text:style-name="T19_4"><text:s/></text:span><text:span text:style-name="T19_5">mamy</text:span><text:span text:style-name="T19_6"><text:s/></text:span><text:span text:style-name="T19_7">czasy</text:span><text:span text:style-name="T19_8"><text:s/></text:span><text:span text:style-name="T19_9">tolerancji</text:span><text:span text:style-name="T19_10"><text:s/></text:span><text:span text:style-name="T19_11">i</text:span><text:span text:style-name="T19_12"><text:s/></text:span><text:span text:style-name="T19_13">otwartości</text:span><text:span text:style-name="T19_14">,<text:s/></text:span><text:span text:style-name="T19_15">więc</text:span><text:span text:style-name="T19_16"><text:s/></text:span><text:span text:style-name="T19_17">teoretycznie</text:span><text:span text:style-name="T19_18"><text:s/></text:span><text:span text:style-name="T19_19">Shining</text:span><text:span text:style-name="T19_20"><text:s/></text:span><text:span text:style-name="T19_21">Armor</text:span><text:span text:style-name="T19_22"><text:s/></text:span><text:span text:style-name="T19_23">całujący</text:span><text:span text:style-name="T19_24"><text:s text:c="2"/></text:span><text:span text:style-name="T19_25">Cadance</text:span><text:span text:style-name="T19_26"><text:s/></text:span><text:span text:style-name="T19_27">to</text:span><text:span text:style-name="T19_28"><text:s/></text:span><text:span text:style-name="T19_29">to</text:span><text:span text:style-name="T19_30"><text:s/></text:span><text:span text:style-name="T19_31">samo</text:span><text:span text:style-name="T19_32">,<text:s/></text:span><text:span text:style-name="T19_33">co</text:span><text:span text:style-name="T19_34"><text:s/></text:span><text:span text:style-name="T19_35">Applejack</text:span><text:span text:style-name="T19_36"><text:s/></text:span><text:span text:style-name="T19_37">i</text:span><text:span text:style-name="T19_38"><text:s/></text:span><text:span text:style-name="T19_39">Pinkie</text:span><text:span text:style-name="T19_40"><text:s/></text:span><text:span text:style-name="T19_41">Pie</text:span><text:span text:style-name="T19_42"><text:s/>(</text:span><text:span text:style-name="T19_43">Pinkie</text:span><text:span text:style-name="T19_44"><text:s/></text:span><text:span text:style-name="T19_45">Apple</text:span><text:span text:style-name="T19_46"><text:s/></text:span><text:span text:style-name="T19_47">Pie</text:span><text:span text:style-name="T19_48">).<text:s/></text:span><text:span text:style-name="T19_49">Nie</text:span><text:span text:style-name="T19_50"><text:s/></text:span><text:span text:style-name="T19_51">miałbym</text:span><text:span text:style-name="T19_52"><text:s/></text:span><text:span text:style-name="T19_53">nic</text:span><text:span text:style-name="T19_54"><text:s/></text:span><text:span text:style-name="T19_55">przeciwko</text:span><text:span text:style-name="T19_56">,<text:s/></text:span><text:span text:style-name="T19_57">jakby</text:span><text:span text:style-name="T19_58"><text:s/></text:span><text:span text:style-name="T19_59">jakaś</text:span><text:span text:style-name="T19_60"><text:s/></text:span><text:span text:style-name="T19_61">postać</text:span><text:span text:style-name="T19_62"><text:s/></text:span><text:span text:style-name="T19_63">jawnie</text:span><text:span text:style-name="T19_64"><text:s/></text:span><text:span text:style-name="T19_65">zadeklarowała</text:span><text:span text:style-name="T19_66"><text:s/></text:span><text:span text:style-name="T19_67">swój</text:span><text:span text:style-name="T19_68"><text:s/></text:span><text:span text:style-name="T19_69">homoseksualizm</text:span><text:span text:style-name="T19_70"><text:s/></text:span><text:span text:style-name="T19_71">i</text:span><text:span text:style-name="T19_72"><text:s/></text:span><text:span text:style-name="T19_73">konsekwentnie</text:span><text:span text:style-name="T19_74"><text:s/></text:span><text:span text:style-name="T19_75">go</text:span><text:span text:style-name="T19_76"><text:s/></text:span><text:span text:style-name="T19_77">przejawiała</text:span><text:span text:style-name="T19_78">.<text:s/></text:span><text:span text:style-name="T19_79">Dzieci</text:span><text:span text:style-name="T19_80"><text:s/></text:span><text:span text:style-name="T19_81">uczyłyby</text:span><text:span text:style-name="T19_82"><text:s/></text:span><text:span text:style-name="T19_83">się</text:span><text:span text:style-name="T19_84"><text:s/></text:span><text:span text:style-name="T19_85">tolerancji</text:span><text:span text:style-name="T19_86"><text:s/></text:span><text:span text:style-name="T19_87">i</text:span><text:span text:style-name="T19_88"><text:s/></text:span><text:span text:style-name="T19_89">mogłyby</text:span><text:span text:style-name="T19_90"><text:s/></text:span><text:span text:style-name="T19_91">z</text:span><text:span text:style-name="T19_92"><text:s/></text:span><text:span text:style-name="T19_93">zaciekawieniem</text:span><text:span text:style-name="T19_94"><text:s/></text:span><text:span text:style-name="T19_95">odkrywać</text:span><text:span text:style-name="T19_96"><text:s/></text:span><text:span text:style-name="T19_97">tajniki</text:span><text:span text:style-name="T19_98"><text:s/></text:span><text:span text:style-name="T19_99">ludzkich</text:span><text:span text:style-name="T19_100"><text:s/></text:span><text:span text:style-name="T19_101">relacji</text:span><text:span text:style-name="T19_102">.<text:s/></text:span><text:span text:style-name="T19_103">Co</text:span><text:span text:style-name="T19_104"><text:s/></text:span><text:span text:style-name="T19_105">więcej</text:span><text:span text:style-name="T19_106">,<text:s/></text:span><text:span text:style-name="T19_107">wyglądałoby</text:span><text:span text:style-name="T19_108"><text:s/></text:span><text:span text:style-name="T19_109">to</text:span><text:span text:style-name="T19_110"><text:s/></text:span><text:span text:style-name="T19_111">przesłodko</text:span><text:span text:style-name="T19_112">.</text:span></text:p>
      <text:p text:style-name="P20"><text:span text:style-name="T20_1">Ale</text:span><text:span text:style-name="T20_2"><text:s/></text:span><text:span text:style-name="T20_3">czemu</text:span><text:span text:style-name="T20_4"><text:s/></text:span><text:span text:style-name="T20_5">tak</text:span><text:span text:style-name="T20_6"><text:s/></text:span><text:span text:style-name="T20_7">się</text:span><text:span text:style-name="T20_8"><text:s/></text:span><text:span text:style-name="T20_9">z</text:span><text:span text:style-name="T20_10"><text:s/></text:span><text:span text:style-name="T20_11">tym</text:span><text:span text:style-name="T20_12"><text:s/></text:span><text:span text:style-name="T20_13">kryją</text:span><text:span text:style-name="T20_14">?<text:s/></text:span><text:span text:style-name="T20_15">Kryją</text:span><text:span text:style-name="T20_16"><text:s/></text:span><text:span text:style-name="T20_17">i</text:span><text:span text:style-name="T20_18"><text:s/></text:span><text:span text:style-name="T20_19">równocześnie</text:span><text:span text:style-name="T20_20"><text:s/></text:span><text:span text:style-name="T20_21">nie</text:span><text:span text:style-name="T20_22"><text:s/></text:span><text:span text:style-name="T20_23">mają</text:span><text:span text:style-name="T20_24"><text:s/></text:span><text:span text:style-name="T20_25">oporów</text:span><text:span text:style-name="T20_26">,<text:s/></text:span><text:span text:style-name="T20_27">aby</text:span><text:span text:style-name="T20_28"><text:s/></text:span><text:span text:style-name="T20_29">ciągle</text:span><text:span text:style-name="T20_30"><text:s/></text:span><text:span text:style-name="T20_31">podszywać</text:span><text:span text:style-name="T20_32"><text:s/></text:span><text:span text:style-name="T20_33">tym</text:span><text:span text:style-name="T20_34"><text:s/></text:span><text:span text:style-name="T20_35">kolejne</text:span><text:span text:style-name="T20_36"><text:s/></text:span><text:span text:style-name="T20_37">odcinki</text:span><text:span text:style-name="T20_38">.</text:span></text:p>
      <text:p text:style-name="P21"><text:span text:style-name="T21_1">Może</text:span><text:span text:style-name="T21_2"><text:s/></text:span><text:span text:style-name="T21_3">to</text:span><text:span text:style-name="T21_4"><text:s/></text:span><text:span text:style-name="T21_5">jest</text:span><text:span text:style-name="T21_6"><text:s/></text:span><text:span text:style-name="T21_7">celowe</text:span><text:span text:style-name="T21_8"><text:s/></text:span><text:span text:style-name="T21_9">i</text:span><text:span text:style-name="T21_10"><text:s/></text:span><text:span text:style-name="T21_11">wcale</text:span><text:span text:style-name="T21_12"><text:s/></text:span><text:span text:style-name="T21_13">nie</text:span><text:span text:style-name="T21_14"><text:s/></text:span><text:span text:style-name="T21_15">ma</text:span><text:span text:style-name="T21_16"><text:s/></text:span><text:span text:style-name="T21_17">wzbudzić</text:span><text:span text:style-name="T21_18"><text:s/></text:span><text:span text:style-name="T21_19">kontrowersji</text:span><text:span text:style-name="T21_20">,<text:s/></text:span><text:span text:style-name="T21_21">a</text:span><text:span text:style-name="T21_22"><text:s/></text:span><text:span text:style-name="T21_23">dać</text:span><text:span text:style-name="T21_24"><text:s/></text:span><text:span text:style-name="T21_25">jakąś</text:span><text:span text:style-name="T21_26"><text:s/></text:span><text:span text:style-name="T21_27">podprogową</text:span><text:span text:style-name="T21_28">,<text:s/></text:span><text:span text:style-name="T21_29">delikatną</text:span><text:span text:style-name="T21_30"><text:s/></text:span><text:span text:style-name="T21_31">sugestię</text:span><text:span text:style-name="T21_32">,<text:s/></text:span><text:span text:style-name="T21_33">że</text:span><text:span text:style-name="T21_34"><text:s/></text:span><text:span text:style-name="T21_35">skoro</text:span><text:span text:style-name="T21_36"><text:s/></text:span><text:span text:style-name="T21_37">w</text:span><text:span text:style-name="T21_38"><text:s/></text:span><text:span text:style-name="T21_39">Equestrii</text:span><text:span text:style-name="T21_40"><text:s/></text:span><text:span text:style-name="T21_41">jest</text:span><text:span text:style-name="T21_42"><text:s/></text:span><text:span text:style-name="T21_43">tak</text:span><text:span text:style-name="T21_44"><text:s/></text:span><text:span text:style-name="T21_45">mało</text:span><text:span text:style-name="T21_46"><text:s/></text:span><text:span text:style-name="T21_47">ogierów</text:span><text:span text:style-name="T21_48">,<text:s/></text:span><text:span text:style-name="T21_49">to</text:span><text:span text:style-name="T21_50"><text:s/></text:span><text:span text:style-name="T21_51">klacze</text:span><text:span text:style-name="T21_52"><text:s/></text:span><text:span text:style-name="T21_53">muszą</text:span><text:span text:style-name="T21_54"><text:s/></text:span><text:span text:style-name="T21_55">zaspokajać</text:span><text:span text:style-name="T21_56"><text:s/></text:span><text:span text:style-name="T21_57">swoje</text:span><text:span text:style-name="T21_58"><text:s/></text:span><text:span text:style-name="T21_59">potrzeby</text:span><text:span text:style-name="T21_60"><text:s/></text:span><text:span text:style-name="T21_61">między</text:span><text:span text:style-name="T21_62"><text:s/></text:span><text:span text:style-name="T21_63">sobą</text:span><text:span text:style-name="T21_64">?<text:s/></text:span><text:span text:style-name="T21_65">Może</text:span><text:span text:style-name="T21_66">,<text:s/></text:span><text:span text:style-name="T21_67">ciężko</text:span><text:span text:style-name="T21_68"><text:s/></text:span><text:span text:style-name="T21_69">to</text:span><text:span text:style-name="T21_70"><text:s/></text:span><text:span text:style-name="T21_71">wykluczyć</text:span><text:span text:style-name="T21_72">.<text:s/></text:span><text:span text:style-name="T21_73">To</text:span><text:span text:style-name="T21_74"><text:s/></text:span><text:span text:style-name="T21_75">tłumaczyłoby</text:span><text:span text:style-name="T21_76"><text:s/></text:span><text:span text:style-name="T21_77">też</text:span><text:span text:style-name="T21_78"><text:s/></text:span><text:span text:style-name="T21_79">formę</text:span><text:span text:style-name="T21_80"><text:s/></text:span><text:span text:style-name="T21_81">przekazu</text:span><text:span text:style-name="T21_82">.<text:s/></text:span><text:span text:style-name="T21_83">Wszak</text:span><text:span text:style-name="T21_84"><text:s/></text:span><text:span text:style-name="T21_85">skoro</text:span><text:span text:style-name="T21_86"><text:s/></text:span><text:span text:style-name="T21_87">klacze</text:span><text:span text:style-name="T21_88"><text:s/></text:span><text:span text:style-name="T21_89">robią</text:span><text:span text:style-name="T21_90"><text:s/></text:span><text:span text:style-name="T21_91">to</text:span><text:span text:style-name="T21_92"><text:s/></text:span><text:span text:style-name="T21_93">nieco</text:span><text:span text:style-name="T21_94"><text:s/></text:span><text:span text:style-name="T21_95">wstydliwie</text:span><text:span text:style-name="T21_96">,<text:s/></text:span><text:span text:style-name="T21_97">konspiracyjnie</text:span><text:span text:style-name="T21_98">,<text:s/></text:span><text:span text:style-name="T21_99">to</text:span><text:span text:style-name="T21_100"><text:s/></text:span><text:span text:style-name="T21_101">i</text:span><text:span text:style-name="T21_102"><text:s/></text:span><text:span text:style-name="T21_103">serial</text:span><text:span text:style-name="T21_104"><text:s/></text:span><text:span text:style-name="T21_105">tak</text:span><text:span text:style-name="T21_106"><text:s/></text:span><text:span text:style-name="T21_107">to</text:span><text:span text:style-name="T21_108"><text:s/></text:span><text:span text:style-name="T21_109">ujmuje</text:span><text:span text:style-name="T21_110">.<text:s/></text:span><text:span text:style-name="T21_111">Dziewczynki</text:span><text:span text:style-name="T21_112">,<text:s/></text:span><text:span text:style-name="T21_113">oglądając</text:span><text:span text:style-name="T21_114"><text:s/></text:span><text:span text:style-name="T21_115">podobne</text:span><text:span text:style-name="T21_116"><text:s/></text:span><text:span text:style-name="T21_117">rzeczy</text:span><text:span text:style-name="T21_118">,<text:s/></text:span><text:span text:style-name="T21_119">raczej</text:span><text:span text:style-name="T21_120"><text:s/></text:span><text:span text:style-name="T21_121">miałyby</text:span><text:span text:style-name="T21_122"><text:s/></text:span><text:span text:style-name="T21_123">problemy</text:span><text:span text:style-name="T21_124"><text:s/></text:span><text:span text:style-name="T21_125">z</text:span><text:span text:style-name="T21_126"><text:s/></text:span><text:span text:style-name="T21_127">wychwytywaniem</text:span><text:span text:style-name="T21_128"><text:s/></text:span><text:span text:style-name="T21_129">sensu</text:span><text:span text:style-name="T21_130">,<text:s/></text:span><text:span text:style-name="T21_131">ale</text:span><text:span text:style-name="T21_132"><text:s/></text:span><text:span text:style-name="T21_133">równocześnie</text:span><text:span text:style-name="T21_134"><text:s/></text:span><text:span text:style-name="T21_135">podprogowo</text:span><text:span text:style-name="T21_136"><text:s/></text:span><text:span text:style-name="T21_137">kodowałyby</text:span><text:span text:style-name="T21_138"><text:s/></text:span><text:span text:style-name="T21_139">sobie</text:span><text:span text:style-name="T21_140">,<text:s/></text:span><text:span text:style-name="T21_141">że</text:span><text:span text:style-name="T21_142"><text:s/></text:span><text:span text:style-name="T21_143">takie</text:span><text:span text:style-name="T21_144"><text:s/></text:span><text:span text:style-name="T21_145">zachowanie</text:span><text:span text:style-name="T21_146"><text:s/></text:span><text:span text:style-name="T21_147">jest</text:span><text:span text:style-name="T21_148"><text:s/></text:span><text:span text:style-name="T21_149">dobre</text:span><text:span text:style-name="T21_150">.<text:s/></text:span><text:span text:style-name="T21_151">Jest</text:span><text:span text:style-name="T21_152"><text:s/></text:span><text:span text:style-name="T21_153">tu</text:span><text:span text:style-name="T21_154"><text:s/></text:span><text:span text:style-name="T21_155">zatem</text:span><text:span text:style-name="T21_156"><text:s/></text:span><text:span text:style-name="T21_157">funkcja</text:span><text:span text:style-name="T21_158"><text:s/></text:span><text:span text:style-name="T21_159">dydaktyczna</text:span><text:span text:style-name="T21_160">.</text:span></text:p>
      <text:p text:style-name="P22"><text:span text:style-name="T22_1">Cóż</text:span><text:span text:style-name="T22_2">…<text:s/></text:span><text:span text:style-name="T22_3">na</text:span><text:span text:style-name="T22_4"><text:s/></text:span><text:span text:style-name="T22_5">chwilę</text:span><text:span text:style-name="T22_6"><text:s/></text:span><text:span text:style-name="T22_7">obecną</text:span><text:span text:style-name="T22_8"><text:s/></text:span><text:span text:style-name="T22_9">nie</text:span><text:span text:style-name="T22_10"><text:s/></text:span><text:span text:style-name="T22_11">umiem</text:span><text:span text:style-name="T22_12"><text:s/></text:span><text:span text:style-name="T22_13">jeszcze</text:span><text:span text:style-name="T22_14"><text:s/></text:span><text:span text:style-name="T22_15">niczego</text:span><text:span text:style-name="T22_16"><text:s/></text:span><text:span text:style-name="T22_17">przesądzić</text:span><text:span text:style-name="T22_18">,<text:s/></text:span><text:span text:style-name="T22_19">ale</text:span><text:span text:style-name="T22_20">…<text:s/></text:span><text:span text:style-name="T22_21">zobaczymy</text:span><text:span text:style-name="T22_22">,<text:s/></text:span><text:span text:style-name="T22_23">co</text:span><text:span text:style-name="T22_24"><text:s/></text:span><text:span text:style-name="T22_25">przyniesie</text:span><text:span text:style-name="T22_26"><text:s/>5<text:s/></text:span><text:span text:style-name="T22_27">sezon</text:span><text:span text:style-name="T22_28">.</text:span></text:p>
      <text:p text:style-name="P23"><text:span text:style-name="T23_1"><text:s/></text:span></text:p>
      <text:p text:style-name="P24"><text:span text:style-name="T24_1"><text:s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